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23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4.5cm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4.5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4.5cm"/>
    </style:style>
    <style:style style:name="gr7" style:family="graphic" style:parent-style-name="standard">
      <style:graphic-properties draw:textarea-horizontal-align="justify" draw:textarea-vertical-align="middle" draw:auto-grow-height="false" fo:min-height="0.85cm" fo:min-width="4.5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55cm" fo:min-width="4.3cm"/>
    </style:style>
    <style:style style:name="gr15" style:family="graphic" style:parent-style-name="standard">
      <style:graphic-properties draw:textarea-horizontal-align="justify" draw:textarea-vertical-align="middle" draw:auto-grow-height="false" fo:min-height="0.55cm" fo:min-width="4.3cm"/>
    </style:style>
    <style:style style:name="gr16" style:family="graphic" style:parent-style-name="standard">
      <style:graphic-properties draw:textarea-horizontal-align="justify" draw:textarea-vertical-align="middle" draw:auto-grow-height="false" fo:min-height="0.65cm" fo:min-width="4.2cm"/>
    </style:style>
    <style:style style:name="gr17" style:family="graphic" style:parent-style-name="standard">
      <style:graphic-properties draw:textarea-horizontal-align="justify" draw:textarea-vertical-align="middle" draw:auto-grow-height="false" fo:min-height="0.65cm" fo:min-width="4.2cm"/>
    </style:style>
    <style:style style:name="gr18" style:family="graphic" style:parent-style-name="standard">
      <style:graphic-properties draw:textarea-horizontal-align="justify" draw:textarea-vertical-align="middle" draw:auto-grow-height="false" fo:min-height="1.05cm" fo:min-width="5.2cm"/>
    </style:style>
    <style:style style:name="gr19" style:family="graphic" style:parent-style-name="standard">
      <style:graphic-properties draw:stroke="none" svg:stroke-color="#000000" draw:fill="none" draw:fill-color="#ffffff" fo:min-height="17.2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5.9cm" svg:height="1.173cm" svg:x="1.6cm" svg:y="2.227cm">
          <draw:text-box>
            <text:p>INSTANCIA GRÚA</text:p>
          </draw:text-box>
        </draw:frame>
        <draw:custom-shape draw:style-name="gr2" draw:text-style-name="P2" draw:layer="layout" svg:width="5cm" svg:height="1.2cm" svg:x="1.8cm" svg:y="3.7cm">
          <text:p text:style-name="P2">Grúa</text:p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5cm" svg:height="1.1cm" svg:x="1.8cm" svg:y="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0.9cm" svg:x="1.8cm" svg:y="6cm">
          <text:p text:style-name="P2">Tras(0,0.7,0)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5cm" svg:height="1cm" svg:x="1.8cm" svg:y="6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cm" svg:height="1.2cm" svg:x="1.8cm" svg:y="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5cm" svg:height="1cm" svg:x="1.8cm" svg:y="9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1.1cm" svg:x="1.8cm" svg:y="10.2cm">
          <text:p text:style-name="P2">Tras(0,1,0)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5cm" svg:height="1.1cm" svg:x="1.8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cm" svg:height="1cm" svg:x="1.8cm" svg:y="12.4cm">
          <text:p text:style-name="P2">Tras(0,1,0)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5cm" svg:height="1cm" svg:x="1.8cm" svg:y="13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1.1cm" svg:x="1.8cm" svg:y="14.4cm">
          <text:p text:style-name="P2">Tras(0,1,0)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5cm" svg:height="1.1cm" svg:x="1.8cm" svg:y="1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2cm" svg:x="1.8cm" svg:y="16.6cm">
          <text:p text:style-name="P2">Tras(0,1,0)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5cm" svg:height="1cm" svg:x="1.8cm" svg:y="17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1.1cm" svg:x="1.8cm" svg:y="18.8cm">
          <text:p text:style-name="P2">Tras(0,1,0)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5cm" svg:height="1cm" svg:x="1.8cm" svg:y="1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9" draw:id="id9" draw:layer="layout" svg:width="5cm" svg:height="1cm" svg:x="1.8cm" svg:y="20.9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1cm" svg:x="1.8cm" svg:y="21.9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.109cm" svg:height="0.963cm" svg:x="2.2cm" svg:y="7.937cm">
          <draw:text-box>
            <text:p text:style-name="P2">Tras(0,1,0)</text:p>
          </draw:text-box>
        </draw:frame>
        <draw:custom-shape draw:style-name="gr5" draw:text-style-name="P2" xml:id="id12" draw:id="id12" draw:layer="layout" svg:width="5cm" svg:height="1cm" svg:x="1.8cm" svg:y="22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cm" svg:height="1cm" svg:x="1.8cm" svg:y="23.9cm">
          <text:p text:style-name="P2">Tras(0,1,0)</text:p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5cm" svg:height="1cm" svg:x="1.8cm" svg:y="2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5cm" svg:height="1cm" svg:x="1.8cm" svg:y="21.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0" draw:text-style-name="P1" draw:layer="layout" svg:width="5.671cm" svg:height="0.962cm" svg:x="11.629cm" svg:y="1.8cm">
          <draw:text-box>
            <text:p>INSTANCIA BASE</text:p>
          </draw:text-box>
        </draw:frame>
        <draw:connector draw:style-name="gr11" draw:text-style-name="P3" draw:layer="layout" draw:type="curve" svg:x1="6.8cm" svg:y1="7.4cm" svg:x2="11.099cm" svg:y2="8.453cm" draw:start-shape="id1" draw:end-shape="id2" draw:end-glue-point="3" svg:d="M6800 7400c2866 0 4299 351 4299 1053" svg:viewBox="0 0 4300 1054">
          <text:p/>
        </draw:connector>
        <draw:connector draw:style-name="gr11" draw:text-style-name="P3" draw:layer="layout" draw:type="curve" svg:x1="6.8cm" svg:y1="20.4cm" svg:x2="11.857cm" svg:y2="15.777cm" draw:start-shape="id3" draw:start-glue-point="1" svg:d="M6800 20400c4168 0 1640-4623 5057-4623" svg:viewBox="0 0 5058 4624">
          <text:p/>
        </draw:connector>
        <draw:connector draw:style-name="gr11" draw:text-style-name="P3" draw:layer="layout" draw:type="curve" svg:x1="6.8cm" svg:y1="18.3cm" svg:x2="11.551cm" svg:y2="11.551cm" draw:start-shape="id4" draw:start-glue-point="1" svg:d="M6800 18300c3939 0 1564-6749 4751-6749" svg:viewBox="0 0 4752 6750">
          <text:p/>
        </draw:connector>
        <draw:connector draw:style-name="gr11" draw:text-style-name="P3" draw:layer="layout" draw:type="curve" svg:x1="6.8cm" svg:y1="16.05cm" svg:x2="11.416cm" svg:y2="10.877cm" draw:start-shape="id5" svg:d="M6800 16050c3838 0 1531-5173 4616-5173" svg:viewBox="0 0 4617 5174">
          <text:p/>
        </draw:connector>
        <draw:connector draw:style-name="gr11" draw:text-style-name="P3" draw:layer="layout" draw:type="curve" svg:x1="6.8cm" svg:y1="13.9cm" svg:x2="11.228cm" svg:y2="10.196cm" draw:start-shape="id6" draw:start-glue-point="1" svg:d="M6800 13900c3697 0 1484-3704 4428-3704" svg:viewBox="0 0 4429 3705">
          <text:p/>
        </draw:connector>
        <draw:connector draw:style-name="gr11" draw:text-style-name="P3" draw:layer="layout" draw:type="curve" svg:x1="6.8cm" svg:y1="11.85cm" svg:x2="11.035cm" svg:y2="9.228cm" draw:start-shape="id7" draw:start-glue-point="1" svg:d="M6800 11850c3552 0 1435-2622 4235-2622" svg:viewBox="0 0 4236 2623">
          <text:p/>
        </draw:connector>
        <draw:connector draw:style-name="gr11" draw:text-style-name="P3" xml:id="id2" draw:id="id2" draw:layer="layout" draw:type="curve" svg:x1="6.8cm" svg:y1="9.6cm" svg:x2="11.099cm" svg:y2="8.453cm" draw:start-shape="id8" draw:start-glue-point="1" svg:d="M6800 9600c3600 0 1451-1147 4299-1147" svg:viewBox="0 0 4300 1148">
          <text:p/>
        </draw:connector>
        <draw:frame draw:style-name="gr10" draw:text-style-name="P1" draw:layer="layout" svg:width="8.313cm" svg:height="0.962cm" svg:x="11.187cm" svg:y="7.538cm">
          <draw:text-box>
            <text:p>INSTANCIA ESTRUCTURA</text:p>
          </draw:text-box>
        </draw:frame>
        <draw:connector draw:style-name="gr11" draw:text-style-name="P3" draw:layer="layout" draw:type="curve" svg:x1="6.8cm" svg:y1="21.4cm" svg:x2="10.906cm" svg:y2="22.199cm" draw:start-shape="id9" draw:start-glue-point="1" svg:d="M6800 21400c3456 0 1403 799 4106 799" svg:viewBox="0 0 4107 800">
          <text:p/>
        </draw:connector>
        <draw:frame draw:style-name="gr12" draw:text-style-name="P1" draw:layer="layout" svg:width="9.3cm" svg:height="1.673cm" svg:x="10.3cm" svg:y="19.7cm">
          <draw:text-box>
            <text:p>INSTANCIA CONTRAPESO</text:p>
          </draw:text-box>
        </draw:frame>
        <draw:connector draw:style-name="gr11" draw:text-style-name="P3" draw:layer="layout" draw:type="curve" svg:x1="6.8cm" svg:y1="22.4cm" svg:x2="11cm" svg:y2="24.919cm" draw:start-shape="id10" draw:end-shape="id11" draw:end-glue-point="3" svg:d="M6800 22400c3151 0 1052 2519 4200 2519" svg:viewBox="0 0 4201 2520">
          <text:p/>
        </draw:connector>
        <draw:frame draw:style-name="gr10" draw:text-style-name="P1" xml:id="id11" draw:id="id11" draw:layer="layout" svg:width="8.245cm" svg:height="0.962cm" svg:x="11cm" svg:y="24.438cm">
          <draw:text-box>
            <text:p>INSTANCIA BRAZO-DCHO</text:p>
          </draw:text-box>
        </draw:frame>
        <draw:connector draw:style-name="gr11" draw:text-style-name="P3" draw:layer="layout" draw:type="curve" svg:x1="6.8cm" svg:y1="23.4cm" svg:x2="9.292cm" svg:y2="25.877cm" draw:start-shape="id12" draw:start-glue-point="1" svg:d="M6800 23400c2245 0 1000 2477 2492 2477" svg:viewBox="0 0 2493 2478">
          <text:p/>
        </draw:connector>
        <draw:frame draw:style-name="gr10" draw:text-style-name="P1" draw:layer="layout" svg:width="7.898cm" svg:height="0.962cm" svg:x="9.7cm" svg:y="26.1cm">
          <draw:text-box>
            <text:p>INSTANCIA BRAZO-IZDO</text:p>
          </draw:text-box>
        </draw:frame>
        <draw:connector draw:style-name="gr13" draw:text-style-name="P3" draw:layer="layout" draw:type="curve" svg:x1="4.3cm" svg:y1="25.9cm" svg:x2="7.679cm" svg:y2="27.232cm" draw:start-shape="id13" draw:start-glue-point="2" svg:d="M4300 25900c0 1375 3379 710 3379 1332" svg:viewBox="0 0 3380 1333">
          <text:p text:style-name="P2"/>
        </draw:connector>
        <draw:frame draw:style-name="gr10" draw:text-style-name="P1" draw:layer="layout" svg:width="5.26cm" svg:height="0.962cm" svg:x="8.1cm" svg:y="27.5cm">
          <draw:text-box>
            <text:p>INSTANCIA TOP</text:p>
          </draw:text-box>
        </draw:frame>
        <draw:custom-shape draw:style-name="gr8" draw:text-style-name="P2" draw:layer="layout" svg:width="5cm" svg:height="1cm" svg:x="11.9cm" svg:y="2.9cm">
          <text:p text:style-name="P2">Rot(90º,1,0,0)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cm" svg:height="1cm" svg:x="11.9cm" svg:y="3.9cm">
          <text:p text:style-name="P2">Esc(2,2,0.2)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cm" svg:height="1cm" svg:x="11.9cm" svg:y="4.9cm">
          <text:p text:style-name="P2">Cubo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curve" svg:x1="6.8cm" svg:y1="5.45cm" svg:x2="11.171cm" svg:y2="4.214cm" draw:start-shape="id14" draw:start-glue-point="1" svg:d="M6800 5450c3654 0 1469-1236 4371-1236" svg:viewBox="0 0 4372 1237">
          <text:p/>
        </draw:connector>
        <draw:custom-shape draw:style-name="gr7" draw:text-style-name="P2" draw:layer="layout" svg:width="5cm" svg:height="1.1cm" svg:x="12.2cm" svg:y="9cm">
          <text:p text:style-name="P2">Esc(0.5,0.5,0.5)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1.1cm" svg:x="12.2cm" svg:y="10.1cm">
          <text:p text:style-name="P2">Cubo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1.1cm" svg:x="12.8cm" svg:y="21cm">
          <text:p text:style-name="P2">Tras(-2,0.3,0)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1.1cm" svg:x="12.9cm" svg:y="22.1cm">
          <text:p text:style-name="P2">Esc(0.6,0.6,0.6)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1.1cm" svg:x="12.9cm" svg:y="23.2cm">
          <text:p text:style-name="P2">Cubo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6.763cm" svg:height="0.962cm" svg:x="13.2cm" svg:y="12.038cm">
          <draw:text-box>
            <text:p>INSTANCIA GANCHO</text:p>
          </draw:text-box>
        </draw:frame>
        <draw:custom-shape draw:style-name="gr7" draw:text-style-name="P2" draw:layer="layout" svg:width="5cm" svg:height="1.1cm" svg:x="12.2cm" svg:y="14.3cm">
          <text:p text:style-name="P2">Esc(0.5,0.1,0.59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1.1cm" svg:x="12.2cm" svg:y="15.3cm">
          <text:p text:style-name="P2">Cubo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1.1cm" svg:x="12.2cm" svg:y="16.4cm">
          <text:p text:style-name="P2">Rot(90º,0,0,1)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1.1cm" svg:x="12.2cm" svg:y="17.4cm">
          <text:p text:style-name="P2">Esc(1,0.11,0.01)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1.1cm" svg:x="12.2cm" svg:y="13.3cm">
          <text:p text:style-name="P2">Tras(6.5,-0.6,0)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1.1cm" svg:x="12.3cm" svg:y="18.4cm">
          <text:p text:style-name="P2">Cilindro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frame draw:style-name="gr10" draw:text-style-name="P1" draw:layer="layout" svg:width="8.245cm" svg:height="0.962cm" svg:x="1.955cm" svg:y="1.538cm">
          <draw:text-box>
            <text:p>INSTANCIA BRAZO-DCHO</text:p>
          </draw:text-box>
        </draw:frame>
        <draw:custom-shape draw:style-name="gr14" draw:text-style-name="P2" draw:layer="layout" svg:width="4.8cm" svg:height="0.8cm" svg:x="3.1cm" svg:y="3.4cm">
          <text:p text:style-name="P2">Rot(-90º,0,0,1)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8cm" svg:height="0.8cm" svg:x="3.1cm" svg:y="4.2cm">
          <text:p text:style-name="P2">Tras(0,0.7,0)</text:p>
          <draw:enhanced-geometry svg:viewBox="0 0 21600 21600" draw:type="rectangle" draw:enhanced-path="M 0 0 L 21600 0 21600 21600 0 21600 0 0 Z N"/>
        </draw:custom-shape>
        <draw:custom-shape draw:style-name="gr15" draw:text-style-name="P2" xml:id="id15" draw:id="id15" draw:layer="layout" svg:width="4.8cm" svg:height="0.8cm" svg:x="3.1cm" svg:y="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8cm" svg:height="0.8cm" svg:x="3.1cm" svg:y="5.8cm">
          <text:p text:style-name="P2">Tras(0,1,0)</text:p>
          <draw:enhanced-geometry svg:viewBox="0 0 21600 21600" draw:type="rectangle" draw:enhanced-path="M 0 0 L 21600 0 21600 21600 0 21600 0 0 Z N"/>
        </draw:custom-shape>
        <draw:custom-shape draw:style-name="gr15" draw:text-style-name="P2" xml:id="id16" draw:id="id16" draw:layer="layout" svg:width="4.8cm" svg:height="0.8cm" svg:x="3.1cm" svg:y="6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8cm" svg:height="0.8cm" svg:x="3.1cm" svg:y="7.4cm">
          <text:p text:style-name="P2">Tras(0,1,0)</text:p>
          <draw:enhanced-geometry svg:viewBox="0 0 21600 21600" draw:type="rectangle" draw:enhanced-path="M 0 0 L 21600 0 21600 21600 0 21600 0 0 Z N"/>
        </draw:custom-shape>
        <draw:custom-shape draw:style-name="gr15" draw:text-style-name="P2" xml:id="id17" draw:id="id17" draw:layer="layout" svg:width="4.8cm" svg:height="0.8cm" svg:x="3.1cm" svg:y="8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8cm" svg:height="0.8cm" svg:x="3.1cm" svg:y="9cm">
          <text:p text:style-name="P2">Tras(0,1,0)</text:p>
          <draw:enhanced-geometry svg:viewBox="0 0 21600 21600" draw:type="rectangle" draw:enhanced-path="M 0 0 L 21600 0 21600 21600 0 21600 0 0 Z N"/>
        </draw:custom-shape>
        <draw:custom-shape draw:style-name="gr15" draw:text-style-name="P2" xml:id="id18" draw:id="id18" draw:layer="layout" svg:width="4.8cm" svg:height="0.8cm" svg:x="3.1cm" svg:y="9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8cm" svg:height="0.8cm" svg:x="3.1cm" svg:y="10.6cm">
          <text:p text:style-name="P2">Tras(0,1,0)</text:p>
          <draw:enhanced-geometry svg:viewBox="0 0 21600 21600" draw:type="rectangle" draw:enhanced-path="M 0 0 L 21600 0 21600 21600 0 21600 0 0 Z N"/>
        </draw:custom-shape>
        <draw:custom-shape draw:style-name="gr15" draw:text-style-name="P2" xml:id="id19" draw:id="id19" draw:layer="layout" svg:width="4.8cm" svg:height="0.8cm" svg:x="3.1cm" svg:y="11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8cm" svg:height="0.8cm" svg:x="3.1cm" svg:y="12.2cm">
          <text:p text:style-name="P2">Tras(0,1,0)</text:p>
          <draw:enhanced-geometry svg:viewBox="0 0 21600 21600" draw:type="rectangle" draw:enhanced-path="M 0 0 L 21600 0 21600 21600 0 21600 0 0 Z N"/>
        </draw:custom-shape>
        <draw:custom-shape draw:style-name="gr15" draw:text-style-name="P2" xml:id="id20" draw:id="id20" draw:layer="layout" svg:width="4.8cm" svg:height="0.8cm" svg:x="3.1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8cm" svg:height="0.8cm" svg:x="3.1cm" svg:y="13.706cm">
          <text:p text:style-name="P2">Tras(0,1,0)</text:p>
          <draw:enhanced-geometry svg:viewBox="0 0 21600 21600" draw:type="rectangle" draw:enhanced-path="M 0 0 L 21600 0 21600 21600 0 21600 0 0 Z N"/>
        </draw:custom-shape>
        <draw:custom-shape draw:style-name="gr15" draw:text-style-name="P2" xml:id="id21" draw:id="id21" draw:layer="layout" svg:width="4.8cm" svg:height="0.8cm" svg:x="3.1cm" svg:y="14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8cm" svg:height="0.8cm" svg:x="3.1cm" svg:y="15.3cm">
          <text:p text:style-name="P2">Tras(0,1,0)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8.313cm" svg:height="0.962cm" svg:x="10.787cm" svg:y="6.738cm">
          <draw:text-box>
            <text:p>INSTANCIA ESTRUCTURA</text:p>
          </draw:text-box>
        </draw:frame>
        <draw:custom-shape draw:style-name="gr7" draw:text-style-name="P2" draw:layer="layout" svg:width="5cm" svg:height="1.1cm" svg:x="12.1cm" svg:y="9.2cm">
          <text:p text:style-name="P2">Esc(0.5,0.5,0.5)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1.1cm" svg:x="12.1cm" svg:y="10.3cm">
          <text:p text:style-name="P2">Cubo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curve" draw:line-skew="0.415cm" svg:x1="7.9cm" svg:y1="5.4cm" svg:x2="10.518cm" svg:y2="8.196cm" draw:start-shape="id15" draw:start-glue-point="1" svg:d="M7900 5400c2962 0 1654 2796 2618 2796" svg:viewBox="0 0 2619 2797">
          <text:p/>
        </draw:connector>
        <draw:connector draw:style-name="gr11" draw:text-style-name="P3" draw:layer="layout" draw:type="curve" svg:x1="7.9cm" svg:y1="7cm" svg:x2="9.744cm" svg:y2="8.325cm" draw:start-shape="id16" draw:start-glue-point="1" svg:d="M7900 7000c1759 0 838 1325 1844 1325" svg:viewBox="0 0 1845 1326">
          <text:p/>
        </draw:connector>
        <draw:connector draw:style-name="gr11" draw:text-style-name="P3" draw:layer="layout" draw:type="curve" svg:x1="7.9cm" svg:y1="8.6cm" svg:x2="10.325cm" svg:y2="9.035cm" draw:start-shape="id17" draw:start-glue-point="1" svg:d="M7900 8600c2194 0 982 435 2425 435" svg:viewBox="0 0 2426 436">
          <text:p/>
        </draw:connector>
        <draw:connector draw:style-name="gr11" draw:text-style-name="P3" draw:layer="layout" draw:type="curve" svg:x1="7.9cm" svg:y1="10.2cm" svg:x2="10.26cm" svg:y2="9.68cm" draw:start-shape="id18" draw:start-glue-point="1" svg:d="M7900 10200c2146 0 967-520 2360-520" svg:viewBox="0 0 2361 521">
          <text:p/>
        </draw:connector>
        <draw:connector draw:style-name="gr11" draw:text-style-name="P3" draw:layer="layout" draw:type="curve" svg:x1="7.9cm" svg:y1="11.8cm" svg:x2="10.196cm" svg:y2="10.39cm" draw:start-shape="id19" draw:start-glue-point="1" svg:d="M7900 11800c2098 0 951-1410 2296-1410" svg:viewBox="0 0 2297 1411">
          <text:p/>
        </draw:connector>
        <draw:connector draw:style-name="gr11" draw:text-style-name="P3" draw:layer="layout" draw:type="curve" svg:x1="7.9cm" svg:y1="13.4cm" svg:x2="10.906cm" svg:y2="10.777cm" draw:start-shape="id20" draw:start-glue-point="1" svg:d="M7900 13400c2631 0 1128-2623 3006-2623" svg:viewBox="0 0 3007 2624">
          <text:p/>
        </draw:connector>
        <draw:connector draw:style-name="gr11" draw:text-style-name="P3" draw:layer="layout" draw:type="curve" draw:line-skew="0.402cm" svg:x1="7.9cm" svg:y1="14.9cm" svg:x2="11.745cm" svg:y2="11.552cm" draw:start-shape="id21" draw:start-glue-point="1" svg:d="M7900 14900c3862 0 1940-3348 3845-3348" svg:viewBox="0 0 3846 3349">
          <text:p/>
        </draw:connector>
        <draw:frame draw:style-name="gr10" draw:text-style-name="P1" draw:layer="layout" svg:width="7.898cm" svg:height="0.962cm" svg:x="2.802cm" svg:y="17.1cm">
          <draw:text-box>
            <text:p>INSTANCIA BRAZO-IZDO</text:p>
          </draw:text-box>
        </draw:frame>
        <draw:custom-shape draw:style-name="gr16" draw:text-style-name="P2" draw:layer="layout" svg:width="4.7cm" svg:height="0.9cm" svg:x="3.2cm" svg:y="19.6cm">
          <text:p text:style-name="P2">Tras(0,0.7,0)</text:p>
          <draw:enhanced-geometry svg:viewBox="0 0 21600 21600" draw:type="rectangle" draw:enhanced-path="M 0 0 L 21600 0 21600 21600 0 21600 0 0 Z N"/>
        </draw:custom-shape>
        <draw:custom-shape draw:style-name="gr17" draw:text-style-name="P2" xml:id="id22" draw:id="id22" draw:layer="layout" svg:width="4.7cm" svg:height="0.9cm" svg:x="3.2cm" svg:y="2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7cm" svg:height="0.9cm" svg:x="3.2cm" svg:y="21.3cm">
          <text:p text:style-name="P2">Tras(0,1,0)</text:p>
          <draw:enhanced-geometry svg:viewBox="0 0 21600 21600" draw:type="rectangle" draw:enhanced-path="M 0 0 L 21600 0 21600 21600 0 21600 0 0 Z N"/>
        </draw:custom-shape>
        <draw:custom-shape draw:style-name="gr17" draw:text-style-name="P2" xml:id="id23" draw:id="id23" draw:layer="layout" svg:width="4.7cm" svg:height="0.9cm" svg:x="3.2cm" svg:y="22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7cm" svg:height="0.9cm" svg:x="3.2cm" svg:y="23.1cm">
          <text:p text:style-name="P2">Tras(0,1,0)</text:p>
          <draw:enhanced-geometry svg:viewBox="0 0 21600 21600" draw:type="rectangle" draw:enhanced-path="M 0 0 L 21600 0 21600 21600 0 21600 0 0 Z N"/>
        </draw:custom-shape>
        <draw:custom-shape draw:style-name="gr17" draw:text-style-name="P2" xml:id="id24" draw:id="id24" draw:layer="layout" svg:width="4.7cm" svg:height="0.9cm" svg:x="3.2cm" svg:y="2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7cm" svg:height="0.9cm" svg:x="3.2cm" svg:y="18.6cm">
          <text:p text:style-name="P2">Rot(90º,0,0,1)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7cm" svg:height="0.9cm" svg:x="3.2cm" svg:y="24.9cm">
          <text:p text:style-name="P2">Tras(0,1,0)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8.313cm" svg:height="0.962cm" svg:x="10.7cm" svg:y="19.3cm">
          <draw:text-box>
            <text:p>INSTANCIA ESTRUCTURA</text:p>
          </draw:text-box>
        </draw:frame>
        <draw:custom-shape draw:style-name="gr7" draw:text-style-name="P2" draw:layer="layout" svg:width="5cm" svg:height="1.1cm" svg:x="12.2cm" svg:y="21.5cm">
          <text:p text:style-name="P2">Esc(0.5,0.5,0.5)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1.1cm" svg:x="12.2cm" svg:y="22.6cm">
          <text:p text:style-name="P2">Cubo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curve" svg:x1="7.9cm" svg:y1="20.85cm" svg:x2="10.906cm" svg:y2="21.683cm" draw:start-shape="id22" draw:start-glue-point="1" svg:d="M7900 20850c2631 0 1128 833 3006 833" svg:viewBox="0 0 3007 834">
          <text:p/>
        </draw:connector>
        <draw:connector draw:style-name="gr11" draw:text-style-name="P3" draw:layer="layout" draw:type="curve" svg:x1="7.9cm" svg:y1="22.65cm" svg:x2="10.583cm" svg:y2="22.651cm" draw:start-shape="id23" draw:start-glue-point="1" svg:d="M7900 22650c2388 0 1047 1 2683 1" svg:viewBox="0 0 2684 2">
          <text:p/>
        </draw:connector>
        <draw:connector draw:style-name="gr11" draw:text-style-name="P3" draw:layer="layout" draw:type="curve" svg:x1="7.9cm" svg:y1="24.45cm" svg:x2="10.712cm" svg:y2="23.49cm" draw:start-shape="id24" draw:start-glue-point="1" svg:d="M7900 24450c2485 0 1080-960 2812-960" svg:viewBox="0 0 2813 961">
          <text:p/>
        </draw:connector>
      </draw:page>
      <draw:page draw:name="page3" draw:style-name="dp1" draw:master-page-name="Predeterminado">
        <draw:frame draw:style-name="gr10" draw:text-style-name="P1" draw:layer="layout" svg:width="5.26cm" svg:height="0.962cm" svg:x="3.4cm" svg:y="3cm">
          <draw:text-box>
            <text:p>INSTANCIA TOP</text:p>
          </draw:text-box>
        </draw:frame>
        <draw:custom-shape draw:style-name="gr18" draw:text-style-name="P2" draw:layer="layout" svg:width="5.7cm" svg:height="1.3cm" svg:x="3.9cm" svg:y="5cm">
          <text:p text:style-name="P2">Rot(90º,0,0,1)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5.7cm" svg:height="1.3cm" svg:x="3.9cm" svg:y="6.2cm">
          <text:p text:style-name="P2">Esc(0.5,0.5,0.5)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5.7cm" svg:height="1.3cm" svg:x="3.9cm" svg:y="7.5cm">
          <text:p text:style-name="P2">Piramide</text:p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17.8cm" svg:height="17.5cm" svg:x="1.6cm" svg:y="11.1cm">
          <draw:text-box>
            <text:p>LISTA DE GRADOS DE LIBERTAD:</text:p>
            <text:p/>
            <text:p><text:tab/>- GL0: Movimiento de la grúa al completo en el eje Z. Afecta a la clase Grúa, que hereda de NodoGrafoEscenaParam. Es un movimiento acotado. Se encuentra en el método Construccion(). c=3, s=7 y f=0.004.</text:p>
            <text:p/>
            <text:p><text:tab/>- GL1: Rotación del brazo alrededor del eje Y. Afecta a las clases BrazoDer, BrazoIzq y Top, que heredan de NodoGrafoEscena. El movimiento está acotado, c=13, s=200 y f=0.0015.</text:p>
            <text:p/>
            <text:p><text:tab/>- GL2: Movimiento de la pletina. Se trata de una traslación sobre el eje X del soporte del gancho. Afecta a la clase Gancho, apareciendo en el método Construccion(). Es un movimiento acotado con c=-3, s=3 y f=0.01.</text:p>
            <text:p/>
            <text:p><text:tab/>- GL3: Movimiento del gancho. Se trata de una composición de movimientos: un escalado y una traslación sobre el eje Y con la misma longitud (v). Afecta solamente al gancho. Es un movimiento acotado con c=2, s=3.5 y f=0.01.</text:p>
            <text:p/>
            <text:p>Para todos ellos, la velocidad inicial es de 1, con un incremento de 1.96 y una aceleración de 0.8.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22:08:13.315491435</meta:creation-date>
    <dc:date>2017-11-30T23:24:50.252431875</dc:date>
    <meta:editing-duration>PT18M39S</meta:editing-duration>
    <meta:editing-cycles>4</meta:editing-cycles>
    <meta:generator>LibreOffice/5.1.6.2$Linux_X86_64 LibreOffice_project/10m0$Build-2</meta:generator>
    <meta:document-statistic meta:object-count="104"/>
  </office:meta>
</office:document-meta>
</file>